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DefaultParagraphFont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46" style:parent-style-name="TableContents" style:family="paragraph">
      <style:text-properties style:font-name="Arial" style:font-name-complex="Arial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3" style:parent-style-name="TableContents" style:family="paragraph">
      <style:text-properties style:font-name="Arial" style:font-name-complex="Arial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0" style:parent-style-name="TableContents" style:family="paragraph">
      <style:text-properties style:font-name="Arial" style:font-name-complex="Arial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7" style:parent-style-name="TableContents" style:family="paragraph">
      <style:text-properties style:font-name="Arial" style:font-name-complex="Arial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4" style:parent-style-name="TableContents" style:family="paragraph">
      <style:text-properties style:font-name="Arial" style:font-name-complex="Arial"/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2" style:parent-style-name="TableContents" style:family="paragraph">
      <style:text-properties style:font-name="Arial" style:font-name-complex="Arial"/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>
        <style:tab-stops>
          <style:tab-stop style:type="left" style:position="5.1201in"/>
        </style:tab-stops>
      </style:paragraph-properties>
    </style:style>
    <style:style style:name="T135" style:parent-style-name="DefaultParagraphFont" style:family="text">
      <style:text-properties style:font-name="Arial" style:font-name-complex="Arial" fo:language="es" fo:country="MX"/>
    </style:style>
    <style:style style:name="P136" style:parent-style-name="Normal" style:family="paragraph">
      <style:paragraph-properties fo:text-align="center"/>
      <style:text-properties fo:language="es" fo:country="MX"/>
    </style:style>
    <style:style style:name="P137" style:parent-style-name="Heading4" style:family="paragraph">
      <style:paragraph-properties fo:text-align="center" fo:margin-top="0in" style:line-height-at-least="0.25in" fo:background-color="#FFFFFF"/>
    </style:style>
    <style:style style:name="T138" style:parent-style-name="DefaultParagraphFont" style:family="text">
      <style:text-properties style:font-name="Arial" style:font-name-complex="Arial" fo:font-weight="bold" style:font-weight-asian="bold" fo:font-style="normal" style:font-style-asian="normal" fo:font-size="14pt" style:font-size-asian="14pt" style:font-size-complex="14pt" fo:language="es" fo:country="MX"/>
    </style:style>
    <style:style style:name="T139" style:parent-style-name="DefaultParagraphFont" style:family="text">
      <style:text-properties style:font-name="Arial" style:font-name-complex="Arial" fo:font-weight="bold" style:font-weight-asian="bold" fo:font-style="normal" style:font-style-asian="normal" fo:font-size="14pt" style:font-size-asian="14pt" style:font-size-complex="14pt" fo:language="es" fo:country="MX"/>
    </style:style>
    <style:style style:name="T140" style:parent-style-name="DefaultParagraphFont" style:family="text">
      <style:text-properties style:font-name="Arial" style:font-name-complex="Arial" fo:font-weight="bold" style:font-weight-asian="bold" style:font-weight-complex="bold" fo:font-style="normal" style:font-style-asian="normal" fo:color="#2D343E" fo:font-size="15pt" style:font-size-asian="15pt" style:font-size-complex="15pt" fo:language="es" fo:country="MX"/>
    </style:style>
    <style:style style:name="P141" style:parent-style-name="Normal" style:family="paragraph">
      <style:paragraph-properties fo:text-indent="0.5in"/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4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color="#000000" fo:background-color="#FFFFFF" fo:language="es" fo:country="MX"/>
    </style:style>
    <style:style style:name="P14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color="#000000" fo:background-color="#FFFFFF" fo:language="es" fo:country="MX"/>
    </style:style>
    <style:style style:name="P14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color="#000000" fo:background-color="#FFFFFF" fo:language="es" fo:country="MX"/>
    </style:style>
    <style:style style:name="P14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color="#000000" fo:background-color="#FFFFFF" fo:language="es" fo:country="MX"/>
    </style:style>
    <style:style style:name="P146" style:parent-style-name="Normal" style:family="paragraph">
      <style:text-properties style:font-name="Arial" style:font-name-complex="Arial" fo:language="es" fo:country="MX"/>
    </style:style>
    <style:style style:name="P147" style:parent-style-name="Normal" style:family="paragraph">
      <style:paragraph-properties fo:text-indent="0.5in"/>
      <style:text-properties style:font-name="Arial" style:font-name-complex="Arial" fo:color="#FF0000" fo:language="es" fo:country="MX"/>
    </style:style>
    <style:style style:name="P148" style:parent-style-name="Normal" style:family="paragraph">
      <style:paragraph-properties fo:text-indent="0.5in"/>
      <style:text-properties style:font-name="Arial" style:font-name-complex="Arial" fo:language="es" fo:country="MX"/>
    </style:style>
    <style:style style:name="P149" style:parent-style-name="ListParagraph" style:family="paragraph">
      <style:text-properties style:font-name="Arial" style:font-name-complex="Arial" fo:language="es" fo:country="MX"/>
    </style:style>
    <style:style style:name="P150" style:parent-style-name="ListParagraph" style:family="paragraph">
      <style:text-properties style:font-name="Arial" style:font-name-complex="Arial" fo:language="es" fo:country="MX"/>
    </style:style>
    <style:style style:name="P151" style:parent-style-name="ListParagraph" style:family="paragraph">
      <style:text-properties style:font-name="Arial" style:font-name-complex="Arial" fo:language="es" fo:country="MX"/>
    </style:style>
    <style:style style:name="P152" style:parent-style-name="ListParagraph" style:family="paragraph"/>
    <style:style style:name="T153" style:parent-style-name="DefaultParagraphFont" style:family="text">
      <style:text-properties style:font-name="Arial" style:font-name-complex="Arial" fo:language="es" fo:country="MX"/>
    </style:style>
    <style:style style:name="T154" style:parent-style-name="Hyperlink" style:family="text">
      <style:text-properties style:font-name="Arial" style:font-name-complex="Arial" fo:color="#000000" style:text-underline-type="none" fo:language="es" fo:country="MX"/>
    </style:style>
    <style:style style:name="P155" style:parent-style-name="Normal" style:family="paragraph">
      <style:text-properties style:font-name="Arial" style:font-name-complex="Arial" fo:color="#000000"/>
    </style:style>
    <style:style style:name="P156" style:parent-style-name="Normal" style:family="paragraph">
      <style:paragraph-properties fo:margin-left="0.5in">
        <style:tab-stops/>
      </style:paragraph-properties>
      <style:text-properties style:font-name="Arial" style:font-name-complex="Arial" fo:color="#FF0000" fo:language="es" fo:country="MX"/>
    </style:style>
    <style:style style:name="P157" style:parent-style-name="Normal" style:family="paragraph">
      <style:paragraph-properties fo:margin-left="0.5in">
        <style:tab-stops/>
      </style:paragraph-properties>
      <style:text-properties style:font-name="Arial" style:font-name-complex="Arial" fo:color="#000000" fo:language="es" fo:country="MX"/>
    </style:style>
    <style:style style:name="P158" style:parent-style-name="ListParagraph" style:family="paragraph"/>
    <style:style style:name="T159" style:parent-style-name="DefaultParagraphFont" style:family="text">
      <style:text-properties style:font-name="Arial" style:font-name-complex="Arial" fo:color="#000000" fo:language="es" fo:country="MX"/>
    </style:style>
    <style:style style:name="T160" style:parent-style-name="Hyperlink" style:family="text">
      <style:text-properties style:font-name="Arial" style:font-name-complex="Arial" fo:color="#000000" style:text-underline-type="none" fo:language="es" fo:country="MX"/>
    </style:style>
    <style:style style:name="P161" style:parent-style-name="ListParagraph" style:family="paragraph">
      <style:text-properties style:font-name="Arial" style:font-name-complex="Arial" fo:color="#000000" fo:language="es" fo:country="MX"/>
    </style:style>
    <style:style style:name="P162" style:parent-style-name="ListParagraph" style:family="paragraph">
      <style:text-properties style:font-name="Arial" style:font-name-complex="Arial" fo:color="#000000" fo:language="es" fo:country="MX"/>
    </style:style>
    <style:style style:name="P163" style:parent-style-name="Normal" style:family="paragraph">
      <style:text-properties style:font-name="Arial" style:font-name-complex="Arial" fo:color="#000000" fo:language="es" fo:country="MX"/>
    </style:style>
    <style:style style:name="P164" style:parent-style-name="Normal" style:family="paragraph">
      <style:text-properties style:font-name="Arial" style:font-name-complex="Arial" fo:color="#FF0000" fo:language="es" fo:country="MX"/>
    </style:style>
    <style:style style:name="P165" style:parent-style-name="Normal" style:family="paragraph">
      <style:paragraph-properties fo:margin-left="0.5in">
        <style:tab-stops/>
      </style:paragraph-properties>
      <style:text-properties style:font-name="Arial" style:font-name-complex="Arial" fo:color="#FF0000" fo:language="es" fo:country="MX"/>
    </style:style>
    <style:style style:name="P166" style:parent-style-name="Normal" style:family="paragraph">
      <style:paragraph-properties fo:margin-left="0.5in">
        <style:tab-stops/>
      </style:paragraph-properties>
      <style:text-properties style:font-name="Arial" style:font-name-complex="Arial" fo:color="#000000" fo:language="es" fo:country="MX"/>
    </style:style>
    <style:style style:name="P167" style:parent-style-name="ListParagraph" style:family="paragraph"/>
    <style:style style:name="T168" style:parent-style-name="DefaultParagraphFont" style:family="text">
      <style:text-properties style:font-name="Arial" style:font-name-complex="Arial" fo:color="#000000" fo:language="es" fo:country="MX"/>
    </style:style>
    <style:style style:name="T169" style:parent-style-name="DefaultParagraphFont" style:family="text">
      <style:text-properties style:font-name="Arial" style:font-name-complex="Arial" fo:color="#000000" fo:language="es" fo:country="MX"/>
    </style:style>
    <style:style style:name="T170" style:parent-style-name="Hyperlink" style:family="text">
      <style:text-properties style:font-name="Arial" style:font-name-complex="Arial" fo:color="#000000" style:text-underline-type="none" fo:language="es" fo:country="MX"/>
    </style:style>
    <style:style style:name="T171" style:parent-style-name="DefaultParagraphFont" style:family="text">
      <style:text-properties style:font-name="Arial" style:font-name-complex="Arial" fo:color="#000000" fo:language="es" fo:country="MX"/>
    </style:style>
    <style:style style:name="P172" style:parent-style-name="ListParagraph" style:family="paragraph">
      <style:text-properties style:font-name="Arial" style:font-name-complex="Arial" fo:color="#000000" fo:language="es" fo:country="MX"/>
    </style:style>
    <style:style style:name="P173" style:parent-style-name="ListParagraph" style:family="paragraph">
      <style:text-properties style:font-name="Arial" style:font-name-complex="Arial" fo:color="#000000" fo:language="es" fo:country="MX"/>
    </style:style>
    <style:style style:name="P174" style:parent-style-name="ListParagraph" style:family="paragraph">
      <style:text-properties style:font-name="Arial" style:font-name-complex="Arial" fo:color="#000000" fo:language="es" fo:country="MX"/>
    </style:style>
    <style:style style:name="P175" style:parent-style-name="ListParagraph" style:family="paragraph">
      <style:text-properties style:font-name="Arial" style:font-name-complex="Arial" fo:color="#000000" fo:language="es" fo:country="MX"/>
    </style:style>
    <style:style style:name="P176" style:parent-style-name="ListParagraph" style:family="paragraph">
      <style:text-properties style:font-name="Arial" style:font-name-complex="Arial" fo:color="#000000" fo:language="es" fo:country="MX"/>
    </style:style>
    <style:style style:name="P177" style:parent-style-name="ListParagraph" style:family="paragraph">
      <style:text-properties style:font-name="Arial" style:font-name-complex="Arial" fo:color="#000000" fo:language="es" fo:country="MX"/>
    </style:style>
    <style:style style:name="P178" style:parent-style-name="ListParagraph" style:family="paragraph">
      <style:text-properties style:font-name="Arial" style:font-name-complex="Arial" fo:color="#000000" fo:language="es" fo:country="MX"/>
    </style:style>
    <style:style style:name="P179" style:parent-style-name="ListParagraph" style:family="paragraph">
      <style:text-properties style:font-name="Arial" style:font-name-complex="Arial" fo:color="#000000" fo:language="es" fo:country="MX"/>
    </style:style>
    <style:style style:name="P180" style:parent-style-name="ListParagraph" style:family="paragraph">
      <style:text-properties style:font-name="Arial" style:font-name-complex="Arial" fo:color="#000000" fo:language="es" fo:country="MX"/>
    </style:style>
    <style:style style:name="P181" style:parent-style-name="Normal" style:family="paragraph">
      <style:text-properties style:font-name="Arial" style:font-name-complex="Arial" fo:color="#000000" fo:language="es" fo:country="MX"/>
    </style:style>
    <style:style style:name="P182" style:parent-style-name="Normal" style:family="paragraph">
      <style:text-properties style:font-name="Arial" style:font-name-complex="Arial" fo:color="#000000" fo:language="es" fo:country="MX"/>
    </style:style>
    <style:style style:name="P183" style:parent-style-name="ListParagraph" style:family="paragraph">
      <style:text-properties style:font-name="Arial" style:font-name-complex="Arial" fo:color="#000000" fo:language="es" fo:country="MX"/>
    </style:style>
    <style:style style:name="P184" style:parent-style-name="Normal" style:family="paragraph">
      <style:text-properties style:font-name="Arial" style:font-name-complex="Arial" fo:language="es" fo:country="MX"/>
    </style:style>
    <style:style style:name="P185" style:parent-style-name="Normal" style:family="paragraph">
      <style:text-properties style:font-name="Arial" style:font-name-complex="Arial" fo:language="es" fo:country="MX"/>
    </style:style>
    <style:style style:name="P186" style:parent-style-name="Normal" style:family="paragraph">
      <style:text-properties style:font-name="Arial" style:font-name-complex="Arial" fo:language="es" fo:country="MX"/>
    </style:style>
    <style:style style:name="P187" style:parent-style-name="Normal" style:family="paragraph">
      <style:text-properties style:font-name="Arial" style:font-name-complex="Arial" fo:language="es" fo:country="MX"/>
    </style:style>
    <style:style style:name="P188" style:parent-style-name="Normal" style:family="paragraph">
      <style:text-properties style:font-name="Arial" style:font-name-complex="Arial" fo:language="es" fo:country="MX"/>
    </style:style>
    <style:style style:name="P189" style:parent-style-name="Normal" style:family="paragraph">
      <style:text-properties style:font-name="Arial" style:font-name-complex="Arial" fo:language="es" fo:country="MX"/>
    </style:style>
    <style:style style:name="T190" style:parent-style-name="DefaultParagraphFont" style:family="text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Ing. Dulce Mónica Castillo Corona</text:p>
            <text:p text:style-name="P39"/>
          </table:table-cell>
        </table:table-row>
        <table:table-row table:style-name="TableRow40">
          <table:table-cell table:style-name="TableCell41">
            <text:p text:style-name="P42"/>
            <text:p text:style-name="P43">Asignatura:<text:s/>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103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1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Melo Uscanga Edna Odette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8-1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7 de Agosto de 2017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soft-page-break/>
      <text:p text:style-name="P134"><text:tab/><text:span text:style-name="T135">Melo Uscanga Edna Odette</text:span></text:p>
      <text:p text:style-name="P136"/>
      <text:h text:style-name="P137" text:outline-level="4"><text:span text:style-name="T138">Práctica 1</text:span><text:span text:style-name="T139">:<text:s/></text:span><text:span text:style-name="T140">La computación como herramienta de trabajo del profesional de ingeniería</text:span></text:h>
      <text:p text:style-name="P141"/>
      <text:p text:style-name="P142">Objetivo:<text:s/>Descubrir y utilizar herramientas de software que permitan realizar<text:s/>actividades<text:s/>trabajos académicos de forma organizada y profesional a lo largo de la vida escolar.</text:p>
      <text:p text:style-name="P143"/>
      <text:p text:style-name="P144">Un repositorio un archivo donde se almacenan recursos digitales de manera que estos pueden ser accesibles a través de internet.<text:s/></text:p>
      <text:p text:style-name="P145">En Githup, se te permite realizar repositorios en línea, con solo tener acceso a Internet y realizarte una cuenta.<text:s/></text:p>
      <text:p text:style-name="P146"/>
      <text:p text:style-name="P147">Investigación de: Tesis de Ingeniería<text:s/></text:p>
      <text:p text:style-name="P148"/>
      <text:list text:style-name="LFO1" text:continue-numbering="true">
        <text:list-item>
          <text:p text:style-name="P149">Entré al buscador de Google</text:p>
        </text:list-item>
        <text:list-item>
          <text:p text:style-name="P150">Escribí: Tesis intext: lenguajes de programación <text:s/>filetype:pdf</text:p>
        </text:list-item>
        <text:list-item>
          <text:p text:style-name="P151">Descargué el quinto PDF que apareció con nombre: Desarrollo de aplicaciones en java para vulcanología<text:s/>–<text:s/>UNAM</text:p>
        </text:list-item>
        <text:list-item>
          <text:p text:style-name="P152"><text:span text:style-name="T153">Liga :<text:s/></text:span><text:a xlink:href="http://www.ptolomeo.unam.mx:8080/xmlui/bitstream/handle/132.248.52.100/4044/Tesis.pdf?sequence=1" office:target-frame-name="_top" xlink:show="replace"><text:span text:style-name="T154">http://www.ptolomeo.unhttp://www.ptolomeo.unam.mx:8080/xmlui/bitstream/handle/132.248.52.100/4044/Tesis.pdf?sequence=1am.mx:8080/xmlui/bitstream/handle/132.248.52.100/4044/Tesis.pdf?sequence=1</text:span></text:a></text:p>
        </text:list-item>
      </text:list>
      <text:p text:style-name="P155"/>
      <text:p text:style-name="P156">Investigación de: Artículo científico que incluya lengujes de programación<text:s/></text:p>
      <text:p text:style-name="P157"/>
      <text:list text:style-name="LFO2" text:continue-numbering="true">
        <text:list-item>
          <text:p text:style-name="P158"><text:span text:style-name="T159">Entré a<text:s/></text:span><text:a xlink:href="https://scholar.google.com.mx/" office:target-frame-name="_top" xlink:show="replace"><text:span text:style-name="T160">https://scholar.google.com.mx/</text:span></text:a></text:p>
        </text:list-item>
        <text:list-item>
          <text:p text:style-name="P161">Busqué como: Lenguaje de programación Java en Android</text:p>
        </text:list-item>
        <text:list-item>
          <text:p text:style-name="P162">Me apareció un libro <text:s/>del autor José Enrique Amaro Soriano con su obra: “Programación de dispositivos móviles a través de ejemplos”</text:p>
        </text:list-item>
      </text:list>
      <text:p text:style-name="P163"/>
      <text:p text:style-name="P164"/>
      <text:p text:style-name="P165">Cuenta de github.com</text:p>
      <text:p text:style-name="P166"/>
      <text:list text:style-name="LFO5" text:continue-numbering="true">
        <text:list-item>
          <text:p text:style-name="P167"><text:span text:style-name="T168">Ingresé a</text:span><text:span text:style-name="T169"><text:s/></text:span><text:a xlink:href="http://github.com" office:target-frame-name="_top" xlink:show="replace"><text:span text:style-name="T170">http://github.com</text:span></text:a><text:span text:style-name="T171"><text:s/>y di click en Sign up</text:span></text:p>
        </text:list-item>
        <text:list-item>
          <text:p text:style-name="P172">Cree mi cuenta, tomé el plan gratuito y di click en “Saltarse un <text:s/>paso”</text:p>
        </text:list-item>
        <text:list-item>
          <text:p text:style-name="P173">Comencé mi proyecto</text:p>
        </text:list-item>
        <text:list-item>
          <text:p text:style-name="P174">Le di click en Crear repositorio<text:s/>al que le puse por nombre práctica1_fdp</text:p>
        </text:list-item>
        <text:list-item>
          <text:p text:style-name="P175">Seleccione el botón Create <text:s/>new file <text:s/>al que llame Datos y en la primera línea escribí mi nombre</text:p>
        </text:list-item>
        <text:list-item>
          <text:p text:style-name="P176">En el Commit escribí Creación del archivo de Datos</text:p>
        </text:list-item>
        <text:list-item>
          <text:p text:style-name="P177">En Cargar archivos, subí los escudos de la FI y de la UNAM</text:p>
        </text:list-item>
        <text:list-item>
          <text:p text:style-name="P178">En Commit puse: Escudos, y en la explicación; Escudos de la facultad y la universidad agregados</text:p>
        </text:list-item>
        <text:list-item>
          <text:p text:style-name="P179">Después de agregar ese Commit, di click en el ícono del lápiz, y modifiqué el archivo Datos agregando mi número de cuenta y mi correo electrónico, cosa que especifiqué en la explicación del Commit</text:p>
        </text:list-item>
        <text:list-item>
          <text:p text:style-name="P180">Verifiqué en la página principal del repositorio y tenía 4 Commits<text:s/></text:p>
        </text:list-item>
      </text:list>
      <text:p text:style-name="P181">Repositorio en:<text:s/>https://github.com/ednamelouscanga/pr-ctica1_fdp</text:p>
      <text:p text:style-name="P182"/>
      <text:p text:style-name="P183"/>
      <text:p text:style-name="P184"/>
      <text:soft-page-break/>
      <text:p text:style-name="P185">Conclusión:<text:s/></text:p>
      <text:p text:style-name="P186">Existen páginas, como en este caso, Githup, que te permiten guardar y compartir archivos en línea, y que además, si tienes varias versiones de un archivo, puedes, en cualquier momento, regresar a alguna de las anteriores.<text:s/></text:p>
      <text:p text:style-name="P187">Además, si es necesario la búsqueda en línea de algún término en específico, con solo ponerlo entre comillas, te aparecerán únicamente los resultados que tengan ese concepto en específico.</text:p>
      <text:p text:style-name="P188">Si lo que buscas es un artículo o un libro, en Google Academic, te aparecen este tipo de textos, e incluso poniendo el comando Author puedes especificar el autor del texto. Existen otros comandos como + para que busques textos que incluyan algún término, intext: para que te aparezcan conceptos<text:s/>específicos, o intitle para<text:s/>que tu búsqueda tenga el mismo nombre que estás poniendo.</text:p>
      <text:p text:style-name="P189">En el Buscador de Google, puedes escribir funciones o ecuaciones y te las grafica, o subir imágenes y te aparecen más fotos similares.</text:p>
      <text:p text:style-name="Normal"><text:span text:style-name="T190">Todas estas herramientas sirven tanto en el ámbito académico como en el profesional, para hacer búsquedas más serias y más fácilmen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uentedepárrafopredeter." style:display-name="Fuente de párrafo predeter.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dna Uscanga</dc:creator>
    <meta:creation-date>2017-08-17T02:44:00Z</meta:creation-date>
    <dc:date>2017-08-17T02:45:00Z</dc:date>
    <meta:template xlink:href="Normal" xlink:type="simple"/>
    <meta:editing-cycles>3</meta:editing-cycles>
    <meta:editing-duration>PT60S</meta:editing-duration>
    <meta:document-statistic meta:page-count="4" meta:paragraph-count="7" meta:word-count="583" meta:character-count="3900" meta:row-count="27" meta:non-whitespace-character-count="3324"/>
  </office:meta>
</office:document-meta>
</file>